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563c1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0563c1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563c1" style:font-name="TimesNewRoman1" fo:font-size="12pt" style:font-size-asian="12pt" style:font-name-complex="TimesNewRoman1" style:font-size-complex="12pt"/>
    </style:style>
    <style:style style:name="T4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5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6" style:family="text">
      <style:text-properties fo:color="#000000" style:font-name="Wingdingsular1" fo:font-size="12pt" style:font-size-asian="12pt" style:font-name-complex="Wingdingsular1" style:font-size-complex="12pt"/>
    </style:style>
    <style:style style:name="T7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256cm" svg:height="0.738cm" svg:x="8.845cm" svg:y="2.544cm">
          <draw:text-box>
            <text:p text:style-name="P1"><text:span text:style-name="T1">David Schmitt </text:span></text:p>
          </draw:text-box>
        </draw:frame>
        <draw:frame draw:style-name="gr2" draw:text-style-name="P3" draw:layer="layout" svg:width="2.855cm" svg:height="0.471cm" svg:x="9.421cm" svg:y="3.345cm">
          <draw:text-box>
            <text:p text:style-name="P1"><text:span text:style-name="T2">7 Meeting Place </text:span></text:p>
          </draw:text-box>
        </draw:frame>
        <draw:frame draw:style-name="gr2" draw:text-style-name="P3" draw:layer="layout" svg:width="3.787cm" svg:height="0.471cm" svg:x="8.955cm" svg:y="3.87cm">
          <draw:text-box>
            <text:p text:style-name="P1"><text:span text:style-name="T2">Greenville, SC 29615 </text:span></text:p>
          </draw:text-box>
        </draw:frame>
        <draw:frame draw:style-name="gr2" draw:text-style-name="P3" draw:layer="layout" svg:width="2.783cm" svg:height="0.471cm" svg:x="9.455cm" svg:y="4.394cm">
          <draw:text-box>
            <text:p text:style-name="P1"><text:span text:style-name="T2">(864)-520-7663 </text:span></text:p>
          </draw:text-box>
        </draw:frame>
        <draw:polygon draw:style-name="gr3" draw:text-style-name="P4" draw:layer="layout" svg:width="4.895cm" svg:height="0.021cm" svg:x="8.349cm" svg:y="5.343cm" svg:viewBox="0 0 4896 22" draw:points="0,22 4896,22 4896,0 0,0">
          <text:p/>
        </draw:polygon>
        <draw:frame draw:style-name="gr2" draw:text-style-name="P3" draw:layer="layout" svg:width="5.002cm" svg:height="0.471cm" svg:x="8.35cm" svg:y="4.919cm">
          <draw:text-box>
            <text:p text:style-name="P1"><text:span text:style-name="T3">davidcschmitt@outlook.com</text:span><text:span text:style-name="T2"> </text:span></text:p>
          </draw:text-box>
        </draw:frame>
        <draw:frame draw:style-name="gr2" draw:text-style-name="P3" draw:layer="layout" svg:width="0.422cm" svg:height="0.471cm" svg:x="10.797cm" svg:y="5.44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393cm" svg:height="0.581cm" svg:x="2.541cm" svg:y="5.959cm">
          <draw:text-box>
            <text:p text:style-name="P1"><text:span text:style-name="T4">EDUCATION </text:span></text:p>
          </draw:text-box>
        </draw:frame>
        <draw:frame draw:style-name="gr4" draw:text-style-name="P5" draw:layer="layout" svg:width="21.364cm" svg:height="0.581cm" svg:x="2.541cm" svg:y="6.568cm">
          <draw:text-box>
            <text:p text:style-name="P1"><text:span text:style-name="T4"><text:s text:c="3"/></text:span><text:span text:style-name="T4">BS Computer Science (BSCS) - </text:span><text:span text:style-name="T4">University of South Carolina, </text:span><text:span text:style-name="T4">Columbia, SC <text:s/></text:span></text:p>
          </draw:text-box>
        </draw:frame>
        <draw:frame draw:style-name="gr2" draw:text-style-name="P3" draw:layer="layout" svg:width="7.432cm" svg:height="0.497cm" svg:x="3.811cm" svg:y="7.181cm">
          <draw:text-box>
            <text:p text:style-name="P1"><text:span text:style-name="T5">A</text:span><text:span text:style-name="T5">u</text:span><text:span text:style-name="T5">g</text:span><text:span text:style-name="T5">u</text:span><text:span text:style-name="T5">s</text:span><text:span text:style-name="T5">t</text:span><text:span text:style-name="T5"> </text:span><text:span text:style-name="T5">2</text:span><text:span text:style-name="T5">0</text:span><text:span text:style-name="T5">1</text:span><text:span text:style-name="T5">7</text:span><text:span text:style-name="T5"> </text:span><text:span text:style-name="T5">–</text:span><text:span text:style-name="T5"> </text:span><text:span text:style-name="T5">D</text:span><text:span text:style-name="T5">e</text:span><text:span text:style-name="T5">c</text:span><text:span text:style-name="T5">e</text:span><text:span text:style-name="T5">m</text:span><text:span text:style-name="T5">b</text:span><text:span text:style-name="T5">e</text:span><text:span text:style-name="T5">r</text:span><text:span text:style-name="T5"> </text:span><text:span text:style-name="T5">2</text:span><text:span text:style-name="T5">0</text:span><text:span text:style-name="T5">2</text:span><text:span text:style-name="T5">1</text:span><text:span text:style-name="T5"> </text:span></text:p>
          </draw:text-box>
        </draw:frame>
        <draw:frame draw:style-name="gr2" draw:text-style-name="P3" draw:layer="layout" svg:width="0.422cm" svg:height="0.497cm" svg:x="4.446cm" svg:y="7.706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7.71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2.165cm" svg:height="0.471cm" svg:x="5.081cm" svg:y="7.722cm">
          <draw:text-box>
            <text:p text:style-name="P1"><text:span text:style-name="T2">Math Minor </text:span></text:p>
          </draw:text-box>
        </draw:frame>
        <draw:frame draw:style-name="gr4" draw:text-style-name="P5" draw:layer="layout" svg:width="18.189cm" svg:height="0.581cm" svg:x="2.541cm" svg:y="8.232cm">
          <draw:text-box>
            <text:p text:style-name="P1"><text:span text:style-name="T4"><text:s text:c="3"/></text:span><text:span text:style-name="T4">Governor’s School for Science and Mathematics, Hartsville, SC </text:span></text:p>
          </draw:text-box>
        </draw:frame>
        <draw:frame draw:style-name="gr2" draw:text-style-name="P3" draw:layer="layout" svg:width="5.979cm" svg:height="0.497cm" svg:x="3.811cm" svg:y="8.846cm">
          <draw:text-box>
            <text:p text:style-name="P1"><text:span text:style-name="T5">August 2015 – May 2017 </text:span></text:p>
          </draw:text-box>
        </draw:frame>
        <draw:frame draw:style-name="gr4" draw:text-style-name="P5" draw:layer="layout" svg:width="0.494cm" svg:height="0.581cm" svg:x="2.541cm" svg:y="9.37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5.527cm" svg:height="0.581cm" svg:x="2.541cm" svg:y="9.986cm">
          <draw:text-box>
            <text:p text:style-name="P1"><text:span text:style-name="T4">WORK EXPERIENCE </text:span></text:p>
          </draw:text-box>
        </draw:frame>
        <draw:frame draw:style-name="gr4" draw:text-style-name="P5" draw:layer="layout" svg:width="14.073cm" svg:height="0.581cm" svg:x="2.541cm" svg:y="10.6cm">
          <draw:text-box>
            <text:p text:style-name="P1"><text:span text:style-name="T4"><text:s text:c="4"/></text:span><text:span text:style-name="T4">Undergraduate Research Assistant UofSC AFRL </text:span></text:p>
          </draw:text-box>
        </draw:frame>
        <draw:frame draw:style-name="gr2" draw:text-style-name="P3" draw:layer="layout" svg:width="5.992cm" svg:height="0.497cm" svg:x="3.811cm" svg:y="11.212cm">
          <draw:text-box>
            <text:p text:style-name="P1"><text:span text:style-name="T5">Fall 2019 – Summer 2020</text:span></text:p>
          </draw:text-box>
        </draw:frame>
        <draw:frame draw:style-name="gr5" draw:text-style-name="P6" draw:layer="layout" svg:width="0.494cm" svg:height="0.581cm" svg:x="7.186cm" svg:y="11.14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97cm" svg:x="4.446cm" svg:y="11.737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1.74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6.111cm" svg:height="0.471cm" svg:x="5.081cm" svg:y="11.753cm">
          <draw:text-box>
            <text:p text:style-name="P1"><text:span text:style-name="T2">Supervised by Dr. Ioannis Rekleitis </text:span></text:p>
          </draw:text-box>
        </draw:frame>
        <draw:frame draw:style-name="gr2" draw:text-style-name="P3" draw:layer="layout" svg:width="0.422cm" svg:height="0.497cm" svg:x="4.446cm" svg:y="12.262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2.27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9.417cm" svg:height="0.471cm" svg:x="5.081cm" svg:y="12.278cm">
          <draw:text-box>
            <text:p text:style-name="P1"><text:span text:style-name="T2">Conducted pool trials with the amphibious robot Aqua. </text:span></text:p>
          </draw:text-box>
        </draw:frame>
        <draw:frame draw:style-name="gr2" draw:text-style-name="P3" draw:layer="layout" svg:width="0.422cm" svg:height="0.497cm" svg:x="4.446cm" svg:y="12.787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2.79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1.038cm" svg:height="0.471cm" svg:x="5.081cm" svg:y="12.803cm">
          <draw:text-box>
            <text:p text:style-name="P1"><text:span text:style-name="T2">Troubleshooted Underwater Stereo Camera System, “Stereorig”. </text:span></text:p>
          </draw:text-box>
        </draw:frame>
        <draw:frame draw:style-name="gr2" draw:text-style-name="P3" draw:layer="layout" svg:width="0.422cm" svg:height="0.497cm" svg:x="4.446cm" svg:y="13.312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3.32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3.824cm" svg:height="0.471cm" svg:x="5.081cm" svg:y="13.328cm">
          <draw:text-box>
            <text:p text:style-name="P1"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e</text:span><text:span text:style-name="T2">d</text:span><text:span text:style-name="T2"> 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 </text:span><text:span text:style-name="T2">o</text:span><text:span text:style-name="T2">d</text:span><text:span text:style-name="T2">o</text:span><text:span text:style-name="T2">m</text:span><text:span text:style-name="T2">e</text:span><text:span text:style-name="T2">t</text:span><text:span text:style-name="T2">r</text:span><text:span text:style-name="T2">y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S</text:span><text:span text:style-name="T2">L</text:span><text:span text:style-name="T2">A</text:span><text:span text:style-name="T2">M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o</text:span><text:span text:style-name="T2">i</text:span><text:span text:style-name="T2">n</text:span><text:span text:style-name="T2">t </text:span><text:span text:style-name="T2">c</text:span><text:span text:style-name="T2">l</text:span><text:span text:style-name="T2">o</text:span><text:span text:style-name="T2">u</text:span><text:span text:style-name="T2">d</text:span><text:span text:style-name="T2"> </text:span></text:p>
          </draw:text-box>
        </draw:frame>
        <draw:frame draw:style-name="gr2" draw:text-style-name="P3" draw:layer="layout" svg:width="4.053cm" svg:height="0.471cm" svg:x="5.081cm" svg:y="13.853cm">
          <draw:text-box>
            <text:p text:style-name="P1"><text:span text:style-name="T2">r</text:span><text:span text:style-name="T2">e</text:span><text:span text:style-name="T2">g</text:span><text:span text:style-name="T2">is</text:span><text:span text:style-name="T2">tr</text:span><text:span text:style-name="T2">at</text:span><text:span text:style-name="T2">i</text:span><text:span text:style-name="T2">o</text:span><text:span text:style-name="T2">n </text:span><text:span text:style-name="T2">t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</text:span><text:span text:style-name="T2">s. </text:span></text:p>
          </draw:text-box>
        </draw:frame>
        <draw:frame draw:style-name="gr4" draw:text-style-name="P5" draw:layer="layout" svg:width="14.217cm" svg:height="0.581cm" svg:x="2.541cm" svg:y="14.363cm">
          <draw:text-box>
            <text:p text:style-name="P1"><text:span text:style-name="T4"><text:s text:c="4"/></text:span><text:span text:style-name="T4">Techtronic </text:span><text:span text:style-name="T4">Industries IT </text:span><text:span text:style-name="T4">Desktop Support </text:span><text:span text:style-name="T4">Intern </text:span></text:p>
          </draw:text-box>
        </draw:frame>
        <draw:frame draw:style-name="gr2" draw:text-style-name="P3" draw:layer="layout" svg:width="0.422cm" svg:height="0.497cm" svg:x="2.541cm" svg:y="14.977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3.465cm" svg:height="0.497cm" svg:x="3.811cm" svg:y="14.977cm">
          <draw:text-box>
            <text:p text:style-name="P1"><text:span text:style-name="T5">S</text:span><text:span text:style-name="T5">u</text:span><text:span text:style-name="T5">m</text:span><text:span text:style-name="T5">m</text:span><text:span text:style-name="T5">e</text:span><text:span text:style-name="T5">r </text:span><text:span text:style-name="T5">2</text:span><text:span text:style-name="T5">0</text:span><text:span text:style-name="T5">1</text:span><text:span text:style-name="T5">9 </text:span></text:p>
          </draw:text-box>
        </draw:frame>
        <draw:frame draw:style-name="gr2" draw:text-style-name="P3" draw:layer="layout" svg:width="0.422cm" svg:height="0.497cm" svg:x="4.446cm" svg:y="15.502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5.51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006cm" svg:height="0.471cm" svg:x="5.081cm" svg:y="15.517cm">
          <draw:text-box>
            <text:p text:style-name="P1"><text:span text:style-name="T2">Helped administrate optical character recognition system used by key </text:span><text:span text:style-name="T2">functions of </text:span></text:p>
          </draw:text-box>
        </draw:frame>
        <draw:frame draw:style-name="gr2" draw:text-style-name="P3" draw:layer="layout" svg:width="11.055cm" svg:height="0.471cm" svg:x="5.081cm" svg:y="16.042cm">
          <draw:text-box>
            <text:p text:style-name="P1"><text:span text:style-name="T2">the company and reduced errors </text:span><text:span text:style-name="T2">and inefficiencies in the system. </text:span></text:p>
          </draw:text-box>
        </draw:frame>
        <draw:frame draw:style-name="gr2" draw:text-style-name="P3" draw:layer="layout" svg:width="0.422cm" svg:height="0.497cm" svg:x="4.446cm" svg:y="16.551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6.56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3.782cm" svg:height="0.471cm" svg:x="5.081cm" svg:y="16.567cm">
          <draw:text-box>
            <text:p text:style-name="P1"><text:span text:style-name="T2">Answered help desk calls, managed support tickets, and resolved issues for other </text:span></text:p>
          </draw:text-box>
        </draw:frame>
        <draw:frame draw:style-name="gr2" draw:text-style-name="P3" draw:layer="layout" svg:width="5.226cm" svg:height="0.471cm" svg:x="5.081cm" svg:y="17.092cm">
          <draw:text-box>
            <text:p text:style-name="P1"><text:span text:style-name="T2">functions </text:span><text:span text:style-name="T2">within the </text:span><text:span text:style-name="T2">company. </text:span></text:p>
          </draw:text-box>
        </draw:frame>
        <draw:frame draw:style-name="gr4" draw:text-style-name="P5" draw:layer="layout" svg:width="14.531cm" svg:height="0.581cm" svg:x="2.541cm" svg:y="17.602cm">
          <draw:text-box>
            <text:p text:style-name="P1"><text:span text:style-name="T4"><text:s/></text:span><text:span text:style-name="T4"><text:s/></text:span><text:span text:style-name="T4"><text:s/></text:span><text:span text:style-name="T4"><text:s/></text:span><text:span text:style-name="T4">T</text:span><text:span text:style-name="T4">e</text:span><text:span text:style-name="T4">c</text:span><text:span text:style-name="T4">h</text:span><text:span text:style-name="T4">t</text:span><text:span text:style-name="T4">r</text:span><text:span text:style-name="T4">o</text:span><text:span text:style-name="T4">n</text:span><text:span text:style-name="T4">i</text:span><text:span text:style-name="T4">c</text:span><text:span text:style-name="T4"> </text:span><text:span text:style-name="T4">I</text:span><text:span text:style-name="T4">n</text:span><text:span text:style-name="T4">d</text:span><text:span text:style-name="T4">u</text:span><text:span text:style-name="T4">s</text:span><text:span text:style-name="T4">t</text:span><text:span text:style-name="T4">r</text:span><text:span text:style-name="T4">i</text:span><text:span text:style-name="T4">e</text:span><text:span text:style-name="T4">s</text:span><text:span text:style-name="T4"> </text:span><text:span text:style-name="T4">P</text:span><text:span text:style-name="T4">o</text:span><text:span text:style-name="T4">w</text:span><text:span text:style-name="T4">e</text:span><text:span text:style-name="T4">r</text:span><text:span text:style-name="T4"> </text:span><text:span text:style-name="T4">T</text:span><text:span text:style-name="T4">o</text:span><text:span text:style-name="T4">o</text:span><text:span text:style-name="T4">l</text:span><text:span text:style-name="T4">s</text:span><text:span text:style-name="T4"> </text:span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n</text:span><text:span text:style-name="T4"> </text:span></text:p>
          </draw:text-box>
        </draw:frame>
        <draw:frame draw:style-name="gr2" draw:text-style-name="P3" draw:layer="layout" svg:width="0.422cm" svg:height="0.497cm" svg:x="2.541cm" svg:y="18.21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3.465cm" svg:height="0.497cm" svg:x="3.811cm" svg:y="18.215cm">
          <draw:text-box>
            <text:p text:style-name="P1"><text:span text:style-name="T5">Summer 2017 </text:span></text:p>
          </draw:text-box>
        </draw:frame>
        <draw:frame draw:style-name="gr2" draw:text-style-name="P3" draw:layer="layout" svg:width="0.422cm" svg:height="0.497cm" svg:x="4.446cm" svg:y="18.74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8.7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8.481cm" svg:height="0.471cm" svg:x="5.081cm" svg:y="18.756cm">
          <draw:text-box>
  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d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 </text:span><text:span text:style-name="T2">l</text:span><text:span text:style-name="T2">a</text:span><text:span text:style-name="T2">n</text:span><text:span text:style-name="T2">d</text:span><text:span text:style-name="T2">s</text:span><text:span text:style-name="T2">c</text:span><text:span text:style-name="T2">a</text:span><text:span text:style-name="T2">p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r</text:span><text:span text:style-name="T2">k</text:span><text:span text:style-name="T2">e</text:span><text:span text:style-name="T2">t </text:span></text:p>
          </draw:text-box>
        </draw:frame>
        <draw:frame draw:style-name="gr4" draw:text-style-name="P5" draw:layer="layout" svg:width="2.093cm" svg:height="0.581cm" svg:x="2.541cm" svg:y="19.266cm">
          <draw:text-box>
            <text:p text:style-name="P1"><text:span text:style-name="T4">SKILLS </text:span></text:p>
          </draw:text-box>
        </draw:frame>
        <draw:frame draw:style-name="gr2" draw:text-style-name="P3" draw:layer="layout" svg:width="0.422cm" svg:height="0.497cm" svg:x="4.446cm" svg:y="19.879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19.88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866cm" svg:height="0.941cm" svg:x="5.081cm" svg:y="19.894cm">
          <draw:text-box>
            <text:p text:style-name="P1"><text:span text:style-name="T2">C++ </text:span></text:p>
            <text:p text:style-name="P1"><text:span text:style-name="T2"/></text:p>
          </draw:text-box>
        </draw:frame>
        <draw:frame draw:style-name="gr2" draw:text-style-name="P3" draw:layer="layout" svg:width="0.422cm" svg:height="0.497cm" svg:x="4.446cm" svg:y="20.404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20.41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.31cm" svg:height="0.471cm" svg:x="5.081cm" svg:y="20.419cm">
          <draw:text-box>
            <text:p text:style-name="P1"><text:span text:style-name="T2">Python </text:span></text:p>
          </draw:text-box>
        </draw:frame>
        <draw:frame draw:style-name="gr2" draw:text-style-name="P3" draw:layer="layout" svg:width="0.422cm" svg:height="0.497cm" svg:x="4.446cm" svg:y="20.93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20.93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857cm" svg:height="0.471cm" svg:x="5.081cm" svg:y="20.945cm">
          <draw:text-box>
            <text:p text:style-name="P1"><text:span text:style-name="T2">Java </text:span></text:p>
          </draw:text-box>
        </draw:frame>
        <draw:frame draw:style-name="gr2" draw:text-style-name="P3" draw:layer="layout" svg:width="0.422cm" svg:height="0.497cm" svg:x="4.446cm" svg:y="21.455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21.46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65cm" svg:height="0.471cm" svg:x="5.081cm" svg:y="21.47cm">
          <draw:text-box>
            <text:p text:style-name="P1"><text:span text:style-name="T2">Git </text:span></text:p>
          </draw:text-box>
        </draw:frame>
        <draw:frame draw:style-name="gr2" draw:text-style-name="P3" draw:layer="layout" svg:width="0.422cm" svg:height="0.497cm" svg:x="4.446cm" svg:y="21.98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21.98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3.634cm" svg:height="0.471cm" svg:x="5.081cm" svg:y="21.995cm">
          <draw:text-box>
            <text:p text:style-name="P1"><text:span text:style-name="T2">Linux command line </text:span></text:p>
          </draw:text-box>
        </draw:frame>
        <draw:frame draw:style-name="gr2" draw:text-style-name="P3" draw:layer="layout" svg:width="0.422cm" svg:height="0.497cm" svg:x="4.446cm" svg:y="22.509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22.51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5.531cm" svg:height="0.471cm" svg:x="5.081cm" svg:y="22.524cm">
          <draw:text-box>
            <text:p text:style-name="P1"><text:span text:style-name="T2">ROS Robotic Operating System </text:span></text:p>
          </draw:text-box>
        </draw:frame>
        <draw:frame draw:style-name="gr4" draw:text-style-name="P5" draw:layer="layout" svg:width="0.494cm" svg:height="0.581cm" svg:x="2.541cm" svg:y="23.03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3.668cm" svg:height="0.581cm" svg:x="2.541cm" svg:y="23.844cm">
          <draw:text-box>
            <text:p text:style-name="P1"><text:span text:style-name="T4">LEADERSHIP </text:span></text:p>
          </draw:text-box>
        </draw:frame>
        <draw:frame draw:style-name="gr2" draw:text-style-name="P3" draw:layer="layout" svg:width="0.422cm" svg:height="0.497cm" svg:x="4.446cm" svg:y="24.457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22cm" svg:height="0.475cm" svg:x="4.64cm" svg:y="24.56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0.475cm" svg:height="0.471cm" svg:x="5.081cm" svg:y="24.473cm">
          <draw:text-box>
            <text:p text:style-name="P1"><text:span text:style-name="T2">Secretary of Association for Computing Machinery at UofSC </text:span></text:p>
          </draw:text-box>
        </draw:frame>
        <draw:frame draw:style-name="gr4" draw:text-style-name="P5" draw:layer="layout" svg:width="0.494cm" svg:height="0.581cm" svg:x="2.541cm" svg:y="24.78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97cm" svg:x="4.446cm" svg:y="23.01cm">
          <draw:text-box>
            <text:p text:style-name="P1"><text:span text:style-name="T6">▪</text:span></text:p>
          </draw:text-box>
        </draw:frame>
        <draw:frame draw:style-name="gr2" draw:text-style-name="P3" draw:layer="layout" svg:width="0.497cm" svg:height="0.471cm" svg:x="5.082cm" svg:y="23.025cm">
          <draw:text-box>
            <text:p text:style-name="P1"><text:span text:style-name="T2">C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3-28T14:06:11.290585603</dc:date>
    <meta:editing-duration>PT8M35S</meta:editing-duration>
    <meta:editing-cycles>2</meta:editing-cycles>
    <meta:generator>LibreOffice/5.1.6.2$Linux_X86_64 LibreOffice_project/10m0$Build-2</meta:generator>
    <meta:document-statistic meta:object-count="77"/>
  </office:meta>
</office:document-meta>
</file>